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7B0000004FE6B52CA9.png" manifest:media-type="image/png"/>
  <manifest:file-entry manifest:full-path="Pictures/100002010000005400000040D0C47F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3.253cm" svg:height="2.089cm" svg:x="4.302cm" svg:y="12.621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line draw:style-name="gr2" draw:text-style-name="P1" draw:layer="layout" svg:x1="15.297cm" svg:y1="12.568cm" svg:x2="7.096cm" svg:y2="13.573cm">
          <text:p/>
        </draw:line>
        <draw:line draw:style-name="gr3" draw:text-style-name="P1" draw:layer="layout" svg:x1="7.223cm" svg:y1="14.208cm" svg:x2="8.493cm" svg:y2="16.24cm">
          <text:p/>
        </draw:line>
        <draw:line draw:style-name="gr3" draw:text-style-name="P1" draw:layer="layout" svg:x1="7.223cm" svg:y1="13.954cm" svg:x2="15.097cm" svg:y2="17.764cm">
          <text:p/>
        </draw:line>
        <draw:line draw:style-name="gr3" draw:text-style-name="P1" draw:layer="layout" svg:x1="23.86cm" svg:y1="14.335cm" svg:x2="21.447cm" svg:y2="16.367cm">
          <text:p/>
        </draw:line>
        <draw:line draw:style-name="gr2" draw:text-style-name="P1" draw:layer="layout" svg:x1="15.297cm" svg:y1="12.568cm" svg:x2="23.987cm" svg:y2="13.7cm">
          <text:p/>
        </draw:line>
        <draw:line draw:style-name="gr3" draw:text-style-name="P1" draw:layer="layout" svg:x1="23.86cm" svg:y1="14.081cm" svg:x2="15.478cm" svg:y2="17.764cm">
          <text:p/>
        </draw:line>
        <draw:frame draw:style-name="gr1" draw:text-style-name="P1" draw:layer="layout" svg:width="1.145cm" svg:height="1.143cm" svg:x="22.717cm" svg:y="11.922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7.221cm" svg:y="11.795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9.38cm" svg:y="16.748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16.365cm" svg:y="18.018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19.561cm" svg:y="16.748cm">
          <draw:image xlink:href="Pictures/1000020100000100000001006CDC96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3T11:37:41.125846356</dc:date>
    <meta:editing-duration>PT7M4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